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362e" officeooo:paragraph-rsid="000d362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362e" officeooo:paragraph-rsid="000d362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a08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242</text:p>
      <text:p text:style-name="P2"><text:tab/><text:span text:style-name="T1">This project adds a country of origin and harmonization code to the commercial invoice, </text:span><text:span text:style-name="T2">report 113</text:span><text:span text:style-name="T1">. These are stored in the part cross reference user default title and User Defined 1 fields, respectively. This way the report can have this information without the users having to manually add it each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8:53:38.685000000</meta:creation-date>
    <dc:date>2018-10-08T08:57:32.030000000</dc:date>
    <meta:editing-duration>PT3M17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2" meta:word-count="53" meta:character-count="314" meta:non-whitespace-character-count="262"/>
  </office:meta>
</office:document-meta>
</file>